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60b" officeooo:paragraph-rsid="00067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</text:p>
      <text:p text:style-name="P1">Pip</text:p>
      <text:p text:style-name="P1">Virtual Env</text:p>
      <text:p text:style-name="P1">Dentro del virtual Env</text:p>
      <text:p text:style-name="P1">tastypie</text:p>
      <text:p text:style-name="P1">django nonrel</text:p>
      <text:p text:style-name="P1">djangotoolbox</text:p>
      <text:p text:style-name="P1">mongodb-eng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55:34.182466780</meta:creation-date>
    <dc:date>2014-05-25T14:57:27.944327611</dc:date>
    <meta:editing-duration>P0D</meta:editing-duration>
    <meta:editing-cycles>1</meta:editing-cycles>
    <meta:document-statistic meta:table-count="0" meta:image-count="0" meta:object-count="0" meta:page-count="1" meta:paragraph-count="8" meta:word-count="13" meta:character-count="90" meta:non-whitespace-character-count="85"/>
    <meta:generator>LibreOffice/4.2.3.3$Linux_X86_64 LibreOffice_project/420m0$Build-3</meta:generator>
  </office:meta>
</office:document-meta>
</file>